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39d" officeooo:paragraph-rsid="0012339d"/>
    </style:style>
    <style:style style:name="P2" style:family="paragraph" style:parent-style-name="Standard">
      <style:text-properties fo:font-size="8pt" fo:font-weight="normal" officeooo:rsid="0012339d" officeooo:paragraph-rsid="0012339d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8pt" officeooo:rsid="0012339d" officeooo:paragraph-rsid="0012339d" style:font-size-asian="8pt" style:font-size-complex="8pt"/>
    </style:style>
    <style:style style:name="P4" style:family="paragraph" style:parent-style-name="Standard" style:list-style-name="L2">
      <style:text-properties fo:font-size="8pt" officeooo:rsid="0012339d" officeooo:paragraph-rsid="0012339d" style:font-size-asian="8pt" style:font-size-complex="8pt"/>
    </style:style>
    <style:style style:name="P5" style:family="paragraph" style:parent-style-name="Standard" style:list-style-name="L3">
      <style:text-properties fo:font-size="8pt" officeooo:rsid="0012339d" officeooo:paragraph-rsid="0012339d" style:font-size-asian="8pt" style:font-size-complex="8pt"/>
    </style:style>
    <style:style style:name="P6" style:family="paragraph" style:parent-style-name="Standard" style:list-style-name="L4">
      <style:text-properties fo:font-size="8pt" officeooo:rsid="0012339d" officeooo:paragraph-rsid="0012339d" style:font-size-asian="8pt" style:font-size-complex="8pt"/>
    </style:style>
    <style:style style:name="P7" style:family="paragraph" style:parent-style-name="Standard" style:list-style-name="L5">
      <style:text-properties fo:font-size="8pt" officeooo:rsid="0012339d" officeooo:paragraph-rsid="0012339d" style:font-size-asian="8pt" style:font-size-complex="8pt"/>
    </style:style>
    <style:style style:name="P8" style:family="paragraph" style:parent-style-name="Standard" style:list-style-name="L6">
      <style:text-properties fo:font-size="8pt" officeooo:rsid="0012339d" officeooo:paragraph-rsid="0012339d" style:font-size-asian="8pt" style:font-size-complex="8pt"/>
    </style:style>
    <style:style style:name="P9" style:family="paragraph" style:parent-style-name="Standard" style:list-style-name="L8">
      <style:text-properties fo:font-size="8pt" officeooo:rsid="0012339d" officeooo:paragraph-rsid="0012339d" style:font-size-asian="8pt" style:font-size-complex="8pt"/>
    </style:style>
    <style:style style:name="P10" style:family="paragraph" style:parent-style-name="Standard" style:list-style-name="L9">
      <style:text-properties fo:font-size="8pt" officeooo:rsid="0012339d" officeooo:paragraph-rsid="0012339d" style:font-size-asian="8pt" style:font-size-complex="8pt"/>
    </style:style>
    <style:style style:name="P11" style:family="paragraph" style:parent-style-name="Standard" style:list-style-name="L1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12" style:family="paragraph" style:parent-style-name="Standard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13" style:family="paragraph" style:parent-style-name="Standard" style:list-style-name="L5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14" style:family="paragraph" style:parent-style-name="Standard" style:list-style-name="L7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15" style:family="paragraph" style:parent-style-name="Standard">
      <style:paragraph-properties fo:break-before="page"/>
      <style:text-properties fo:font-size="8pt" style:text-underline-style="solid" style:text-underline-width="auto" style:text-underline-color="font-color" fo:font-weight="bold" officeooo:rsid="0012339d" officeooo:paragraph-rsid="0012339d" style:font-size-asian="8pt" style:font-weight-asian="bold" style:font-size-complex="8pt" style:font-weight-complex="bold"/>
    </style:style>
    <style:style style:name="P16" style:family="paragraph" style:parent-style-name="Standard">
      <style:paragraph-properties fo:break-before="page"/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840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w are several instruction suggestions from previous experiments, on which we ran several algorithms to remove redundant suggestions. These algorithms returned the list of user inputs with <text:span text:style-name="T1">the redundant entries removed</text:span><text:span text:style-name="T3">. </text:span><text:span text:style-name="T1">Please rate how well the redundant entries were removed on a scale f</text:span><text:span text:style-name="T2">ro</text:span><text:span text:style-name="T1">m 1 to 5.</text:span></text:p>
      <text:p text:style-name="P1"/>
      <text:p text:style-name="P1"/>
      <text:p text:style-name="P1"/>
      <text:p text:style-name="P15">Original sentences:</text:p>
      <text:list xml:id="list5078940654502678166" text:style-name="L1">
        <text:list-item>
          <text:p text:style-name="P11">write the document (the actual content varies based on the nature of the paper) </text:p>
        </text:list-item>
        <text:list-item>
          <text:p text:style-name="P11">write the document and save </text:p>
        </text:list-item>
        <text:list-item>
          <text:p text:style-name="P11">write down teh appropriate content taht you want to input, including beginning and conclusion</text:p>
        </text:list-item>
      </text:list>
      <text:p text:style-name="P12"/>
      <text:p text:style-name="P2"/>
      <text:p text:style-name="P3">Algorithm 1, hac, bow, Rating: _______ </text:p>
      <text:list xml:id="list3723180326355957645" text:style-name="L2">
        <text:list-item>
          <text:p text:style-name="P4">write the document (the actual content varies based on the nature of the paper) </text:p>
        </text:list-item>
        <text:list-item>
          <text:p text:style-name="P4">write down teh appropriate content taht you want to input, including beginning and conclusion </text:p>
        </text:list-item>
      </text:list>
      <text:p text:style-name="P3"/>
      <text:p text:style-name="P3">Algorithm 2, hac, bow-ngram, Rating: _______ </text:p>
      <text:list xml:id="list145801894408456" text:continue-numbering="true" text:style-name="L2">
        <text:list-item>
          <text:p text:style-name="P4">write the document (the actual content varies based on the nature of the paper) </text:p>
        </text:list-item>
        <text:list-item>
          <text:p text:style-name="P4">write down teh appropriate content taht you want to input, including beginning and conclusion </text:p>
        </text:list-item>
      </text:list>
      <text:p text:style-name="P3"/>
      <text:p text:style-name="P3">Algorithm 3, hac, ks, Rating: _______ </text:p>
      <text:list xml:id="list145801444247144" text:continue-numbering="true" text:style-name="L2">
        <text:list-item>
          <text:p text:style-name="P4">write the document (the actual content varies based on the nature of the paper) </text:p>
        </text:list-item>
        <text:list-item>
          <text:p text:style-name="P4">write down teh appropriate content taht you want to input, including beginning and conclusion </text:p>
        </text:list-item>
      </text:list>
      <text:p text:style-name="P3"/>
      <text:p text:style-name="P3">Algorithm 4, hac, wn, Rating: _______ </text:p>
      <text:list xml:id="list7334534739262242089" text:style-name="L3">
        <text:list-item>
          <text:p text:style-name="P5">write down teh appropriate content taht you want to input, including beginning and conclusion </text:p>
        </text:list-item>
        <text:list-item>
          <text:p text:style-name="P5">write the document and save </text:p>
        </text:list-item>
      </text:list>
      <text:p text:style-name="P3"/>
      <text:p text:style-name="P3">Algorithm 5, hac, cn, Rating: _______ </text:p>
      <text:list xml:id="list145802642586735" text:continue-numbering="true" text:style-name="L3">
        <text:list-item>
          <text:p text:style-name="P5">write down teh appropriate content taht you want to input, including beginning and conclusion </text:p>
        </text:list-item>
        <text:list-item>
          <text:p text:style-name="P5">write the document (the actual content varies based on the nature of the paper) </text:p>
        </text:list-item>
      </text:list>
      <text:p text:style-name="P3"/>
      <text:p text:style-name="P3">Algorithm 6, dbscan, bow, Rating: _______ </text:p>
      <text:list xml:id="list145802510873769" text:continue-numbering="true" text:style-name="L3">
        <text:list-item>
          <text:p text:style-name="P5">write the document (the actual content varies based on the nature of the paper) </text:p>
        </text:list-item>
        <text:list-item>
          <text:p text:style-name="P5">write down teh appropriate content taht you want to input, including beginning and conclusion </text:p>
        </text:list-item>
        <text:list-item>
          <text:p text:style-name="P5">write the document and save </text:p>
        </text:list-item>
      </text:list>
      <text:p text:style-name="P3"/>
      <text:p text:style-name="P3">Algorithm 7, dbscan, bow-ngram, Rating: _______ </text:p>
      <text:list xml:id="list145802645674622" text:continue-numbering="true" text:style-name="L3">
        <text:list-item>
          <text:p text:style-name="P5">write the document (the actual content varies based on the nature of the paper) </text:p>
        </text:list-item>
        <text:list-item>
          <text:p text:style-name="P5">write down teh appropriate content taht you want to input, including beginning and conclusion </text:p>
        </text:list-item>
        <text:list-item>
          <text:p text:style-name="P5">write the document and save </text:p>
        </text:list-item>
      </text:list>
      <text:p text:style-name="P3"/>
      <text:p text:style-name="P3">Algorithm 8, dbscan, ks, Rating: _______ </text:p>
      <text:list xml:id="list145802299758936" text:continue-numbering="true" text:style-name="L3">
        <text:list-item>
          <text:p text:style-name="P5">write down teh appropriate content taht you want to input, including beginning and conclusion </text:p>
        </text:list-item>
        <text:list-item>
          <text:p text:style-name="P5">write the document and save </text:p>
        </text:list-item>
        <text:list-item>
          <text:p text:style-name="P5">write the document (the actual content varies based on the nature of the paper) </text:p>
        </text:list-item>
      </text:list>
      <text:p text:style-name="P3"/>
      <text:p text:style-name="P3">Algorithm 9, dbscan, wn, Rating: _______ </text:p>
      <text:list xml:id="list145802213297135" text:continue-numbering="true" text:style-name="L3">
        <text:list-item>
          <text:p text:style-name="P5">write down teh appropriate content taht you want to input, including beginning and conclusion </text:p>
        </text:list-item>
        <text:list-item>
          <text:p text:style-name="P5"/>
        </text:list-item>
      </text:list>
      <text:p text:style-name="P3">Algorithm 10, dbscan, cn, Rating: _______ </text:p>
      <text:list xml:id="list145800933350766" text:continue-numbering="true" text:style-name="L3">
        <text:list-item>
          <text:p text:style-name="P5">write down teh appropriate content taht you want to input, including beginning and conclusion </text:p>
        </text:list-item>
      </text:list>
      <text:p text:style-name="P3"/>
      <text:p text:style-name="P3">Algorithm 11, affprop, bow, Rating: _______ </text:p>
      <text:list xml:id="list145800923928327" text:continue-numbering="true" text:style-name="L3">
        <text:list-item>
          <text:p text:style-name="P5">write the document (the actual content varies based on the nature of the paper) </text:p>
        </text:list-item>
        <text:list-item>
          <text:p text:style-name="P5">write down teh appropriate content taht you want to input, including beginning and conclusion </text:p>
        </text:list-item>
      </text:list>
      <text:p text:style-name="P3"/>
      <text:p text:style-name="P3">Algorithm 12, affprop, bow-ngram, Rating: _______ </text:p>
      <text:list xml:id="list745201458843592894" text:style-name="L4">
        <text:list-item>
          <text:p text:style-name="P6">write the document (the actual content varies based on the nature of the paper) </text:p>
        </text:list-item>
        <text:list-item>
          <text:p text:style-name="P6">write down teh appropriate content taht you want to input, including beginning and conclusion </text:p>
        </text:list-item>
      </text:list>
      <text:p text:style-name="P3"/>
      <text:p text:style-name="P3">Algorithm 13, affprop, ks, Rating: _______ </text:p>
      <text:list xml:id="list145801806042749" text:continue-numbering="true" text:style-name="L4">
        <text:list-item>
          <text:p text:style-name="P6">write down teh appropriate content taht you want to input, including beginning and conclusion </text:p>
        </text:list-item>
      </text:list>
      <text:p text:style-name="P3"/>
      <text:p text:style-name="P3">Algorithm 14, affprop, wn, Rating: _______ </text:p>
      <text:list xml:id="list145801123299849" text:continue-numbering="true" text:style-name="L4">
        <text:list-item>
          <text:p text:style-name="P6">write the document (the actual content varies based on the nature of the paper) </text:p>
        </text:list-item>
        <text:list-item>
          <text:p text:style-name="P6">write down teh appropriate content taht you want to input, including beginning and conclusion </text:p>
        </text:list-item>
      </text:list>
      <text:p text:style-name="P3"/>
      <text:p text:style-name="P3">Algorithm 15, affprop, cn, Rating: _______ </text:p>
      <text:list xml:id="list145800967497245" text:continue-numbering="true" text:style-name="L4">
        <text:list-item>
          <text:p text:style-name="P6">write the document (the actual content varies based on the nature of the paper) </text:p>
        </text:list-item>
        <text:list-item>
          <text:p text:style-name="P6">write down teh appropriate content taht you want to input, including beginning and conclusion </text:p>
        </text:list-item>
      </text:list>
      <text:p text:style-name="P3"/>
      <text:p text:style-name="P16">Original sentences:</text:p>
      <text:list xml:id="list3989680539487149401" text:style-name="L5">
        <text:list-item>
          <text:p text:style-name="P13">make sure to save your work by clicking the save button </text:p>
        </text:list-item>
        <text:list-item>
          <text:p text:style-name="P13">error check </text:p>
        </text:list-item>
        <text:list-item>
          <text:p text:style-name="P13">click on the file and save when you're done typing </text:p>
        </text:list-item>
        <text:list-item>
          <text:p text:style-name="P13">save the file by pressing ctrl+s (or command+s if you're on a mac) </text:p>
        </text:list-item>
        <text:list-item>
          <text:p text:style-name="P13">save your work</text:p>
        </text:list-item>
      </text:list>
      <text:p text:style-name="P3"/>
      <text:p text:style-name="P3">Algorithm 1, hac, bow, Rating: _______ </text:p>
      <text:list xml:id="list145801001911952" text:continue-numbering="true" text:style-name="L5">
        <text:list-item>
          <text:p text:style-name="P7">make sure to save your work by clicking the save button </text:p>
        </text:list-item>
        <text:list-item>
          <text:p text:style-name="P7">click on the file and save when you're done typing </text:p>
        </text:list-item>
        <text:list-item>
          <text:p text:style-name="P7">save the file by pressing ctrl+s (or command+s if you're on a mac) </text:p>
        </text:list-item>
        <text:list-item>
          <text:p text:style-name="P7">error check </text:p>
        </text:list-item>
      </text:list>
      <text:p text:style-name="P3"/>
      <text:p text:style-name="P3">Algorithm 2, hac, bow-ngram, Rating: _______ </text:p>
      <text:list xml:id="list145802326399840" text:continue-numbering="true" text:style-name="L5">
        <text:list-item>
          <text:p text:style-name="P7">make sure to save your work by clicking the save button </text:p>
        </text:list-item>
        <text:list-item>
          <text:p text:style-name="P7">click on the file and save when you're done typing </text:p>
        </text:list-item>
        <text:list-item>
          <text:p text:style-name="P7">save the file by pressing ctrl+s (or command+s if you're on a mac) </text:p>
        </text:list-item>
        <text:list-item>
          <text:p text:style-name="P7">error check </text:p>
        </text:list-item>
      </text:list>
      <text:p text:style-name="P3"/>
      <text:p text:style-name="P3">Algorithm 3, hac, ks, Rating: _______ </text:p>
      <text:list xml:id="list145801308508650" text:continue-numbering="true" text:style-name="L5">
        <text:list-item>
          <text:p text:style-name="P7">make sure to save your work by clicking the save button </text:p>
        </text:list-item>
        <text:list-item>
          <text:p text:style-name="P7">click on the file and save when you're done typing </text:p>
        </text:list-item>
        <text:list-item>
          <text:p text:style-name="P7">error check </text:p>
        </text:list-item>
        <text:list-item>
          <text:p text:style-name="P7">save the file by pressing ctrl+s (or command+s if you're on a mac) </text:p>
        </text:list-item>
      </text:list>
      <text:p text:style-name="P3"/>
      <text:p text:style-name="P3">Algorithm 4, hac, wn, Rating: _______ </text:p>
      <text:list xml:id="list145801713141006" text:continue-numbering="true" text:style-name="L5">
        <text:list-item>
          <text:p text:style-name="P7">click on the file and save when you're done typing </text:p>
        </text:list-item>
        <text:list-item>
          <text:p text:style-name="P7">save the file by pressing ctrl+s (or command+s if you're on a mac) </text:p>
        </text:list-item>
        <text:list-item>
          <text:p text:style-name="P7">make sure to save your work by clicking the save button </text:p>
        </text:list-item>
        <text:list-item>
          <text:p text:style-name="P7">error check </text:p>
        </text:list-item>
      </text:list>
      <text:p text:style-name="P3"/>
      <text:p text:style-name="P3">Algorithm 5, hac, cn, Rating: _______ </text:p>
      <text:list xml:id="list145801101371536" text:continue-numbering="true" text:style-name="L5">
        <text:list-item>
          <text:p text:style-name="P7">click on the file and save when you're done typing </text:p>
        </text:list-item>
        <text:list-item>
          <text:p text:style-name="P7">save the file by pressing ctrl+s (or command+s if you're on a mac) </text:p>
        </text:list-item>
        <text:list-item>
          <text:p text:style-name="P7">make sure to save your work by clicking the save button </text:p>
        </text:list-item>
        <text:list-item>
          <text:p text:style-name="P7">save your work </text:p>
        </text:list-item>
        <text:list-item>
          <text:p text:style-name="P7"/>
        </text:list-item>
      </text:list>
      <text:p text:style-name="P3">Algorithm 6, dbscan, bow, Rating: _______ </text:p>
      <text:list xml:id="list145802729345374" text:continue-numbering="true" text:style-name="L5">
        <text:list-item>
          <text:p text:style-name="P7">save the file by pressing ctrl+s (or command+s if you're on a mac) </text:p>
        </text:list-item>
        <text:list-item>
          <text:p text:style-name="P7">make sure to save your work by clicking the save button </text:p>
        </text:list-item>
        <text:list-item>
          <text:p text:style-name="P7">save your work </text:p>
        </text:list-item>
        <text:list-item>
          <text:p text:style-name="P7">click on the file and save when you're done typing </text:p>
        </text:list-item>
        <text:list-item>
          <text:p text:style-name="P7">error check </text:p>
        </text:list-item>
      </text:list>
      <text:p text:style-name="P3"/>
      <text:p text:style-name="P3">Algorithm 7, dbscan, bow-ngram, Rating: _______ </text:p>
      <text:list xml:id="list145800978814404" text:continue-numbering="true" text:style-name="L5">
        <text:list-item>
          <text:p text:style-name="P7">make sure to save your work by clicking the save button </text:p>
        </text:list-item>
        <text:list-item>
          <text:p text:style-name="P7">error check </text:p>
        </text:list-item>
        <text:list-item>
          <text:p text:style-name="P7">click on the file and save when you're done typing </text:p>
        </text:list-item>
        <text:list-item>
          <text:p text:style-name="P7">save the file by pressing ctrl+s (or command+s if you're on a mac) </text:p>
        </text:list-item>
        <text:list-item>
          <text:p text:style-name="P7">save your work </text:p>
        </text:list-item>
      </text:list>
      <text:p text:style-name="P3"/>
      <text:p text:style-name="P3">Algorithm 8, dbscan, ks, Rating: _______ </text:p>
      <text:list xml:id="list145801928278611" text:continue-numbering="true" text:style-name="L5">
        <text:list-item>
          <text:p text:style-name="P7">save your work </text:p>
        </text:list-item>
        <text:list-item>
          <text:p text:style-name="P7">make sure to save your work by clicking the save button </text:p>
        </text:list-item>
        <text:list-item>
          <text:p text:style-name="P7">error check </text:p>
        </text:list-item>
        <text:list-item>
          <text:p text:style-name="P7">save the file by pressing ctrl+s (or command+s if you're on a mac) </text:p>
        </text:list-item>
        <text:list-item>
          <text:p text:style-name="P7">click on the file and save when you're done typing </text:p>
        </text:list-item>
      </text:list>
      <text:p text:style-name="P3"/>
      <text:p text:style-name="P3">Algorithm 9, dbscan, wn, Rating: _______ </text:p>
      <text:list xml:id="list145801559427485" text:continue-numbering="true" text:style-name="L5">
        <text:list-item>
          <text:p text:style-name="P7">save the file by pressing ctrl+s (or command+s if you're on a mac) </text:p>
        </text:list-item>
      </text:list>
      <text:p text:style-name="P3"/>
      <text:p text:style-name="P3">Algorithm 10, dbscan, cn, Rating: _______ </text:p>
      <text:list xml:id="list145802531857978" text:continue-numbering="true" text:style-name="L5">
        <text:list-item>
          <text:p text:style-name="P7">save the file by pressing ctrl+s (or command+s if you're on a mac) </text:p>
        </text:list-item>
      </text:list>
      <text:p text:style-name="P3"/>
      <text:p text:style-name="P3">Algorithm 11, affprop, bow, Rating: _______ </text:p>
      <text:list xml:id="list145800807386061" text:continue-numbering="true" text:style-name="L5">
        <text:list-item>
          <text:p text:style-name="P7">make sure to save your work by clicking the save button </text:p>
        </text:list-item>
        <text:list-item>
          <text:p text:style-name="P7">error check </text:p>
        </text:list-item>
        <text:list-item>
          <text:p text:style-name="P7">save the file by pressing ctrl+s (or command+s if you're on a mac) </text:p>
        </text:list-item>
      </text:list>
      <text:p text:style-name="P3"/>
      <text:p text:style-name="P3">Algorithm 12, affprop, bow-ngram, Rating: _______ </text:p>
      <text:list xml:id="list145802124159900" text:continue-numbering="true" text:style-name="L5">
        <text:list-item>
          <text:p text:style-name="P7">make sure to save your work by clicking the save button </text:p>
        </text:list-item>
        <text:list-item>
          <text:p text:style-name="P7">error check </text:p>
        </text:list-item>
        <text:list-item>
          <text:p text:style-name="P7">save the file by pressing ctrl+s (or command+s if you're on a mac) </text:p>
        </text:list-item>
      </text:list>
      <text:p text:style-name="P3"><text:s/></text:p>
      <text:p text:style-name="P3">Algorithm 13, affprop, ks, Rating: _______ </text:p>
      <text:list xml:id="list711471136166154465" text:style-name="L6">
        <text:list-item>
          <text:p text:style-name="P8">save the file by pressing ctrl+s (or command+s if you're on a mac) </text:p>
        </text:list-item>
        <text:list-item>
          <text:p text:style-name="P8">save your work </text:p>
        </text:list-item>
      </text:list>
      <text:p text:style-name="P3"/>
      <text:p text:style-name="P3">Algorithm 14, affprop, wn, Rating: _______ </text:p>
      <text:list xml:id="list145801137533608" text:continue-numbering="true" text:style-name="L6">
        <text:list-item>
          <text:p text:style-name="P8">save the file by pressing ctrl+s (or command+s if you're on a mac) </text:p>
        </text:list-item>
        <text:list-item>
          <text:p text:style-name="P8">make sure to save your work by clicking the save button </text:p>
        </text:list-item>
      </text:list>
      <text:p text:style-name="P3"/>
      <text:p text:style-name="P3">Algorithm 15, affprop, cn, Rating: _______ </text:p>
      <text:list xml:id="list145802324919949" text:continue-numbering="true" text:style-name="L6">
        <text:list-item>
          <text:p text:style-name="P8">save the file by pressing ctrl+s (or command+s if you're on a mac) </text:p>
        </text:list-item>
        <text:list-item>
          <text:p text:style-name="P8">error check </text:p>
        </text:list-item>
      </text:list>
      <text:p text:style-name="P3"/>
      <text:p text:style-name="P3"/>
      <text:p text:style-name="P3"/>
      <text:p text:style-name="P15">Original Sentences:</text:p>
      <text:list xml:id="list3108642524590944674" text:style-name="L7">
        <text:list-item>
          <text:p text:style-name="P14">create a hashing function to store data </text:p>
        </text:list-item>
        <text:list-item>
          <text:p text:style-name="P14">write a constructor </text:p>
        </text:list-item>
        <text:list-item>
          <text:p text:style-name="P14">create a hashtag function to store data </text:p>
        </text:list-item>
        <text:list-item>
          <text:p text:style-name="P14">add hashvalue method </text:p>
        </text:list-item>
        <text:list-item>
          <text:p text:style-name="P14">make a constructor </text:p>
        </text:list-item>
        <text:list-item>
          <text:p text:style-name="P14">create another array for keys</text:p>
        </text:list-item>
      </text:list>
      <text:p text:style-name="P3"/>
      <text:p text:style-name="P3">Algorithm 1, hac, bow, Rating: _______ </text:p>
      <text:list xml:id="list7074679224248167643" text:style-name="L8">
        <text:list-item>
          <text:p text:style-name="P9">create a hashing function to store data</text:p>
        </text:list-item>
        <text:list-item>
          <text:p text:style-name="P9">create another array for keys </text:p>
        </text:list-item>
        <text:list-item>
          <text:p text:style-name="P9">make a constructor </text:p>
        </text:list-item>
        <text:list-item>
          <text:p text:style-name="P9">add hashvalue method </text:p>
        </text:list-item>
        <text:list-item>
          <text:p text:style-name="P9">write a constructor </text:p>
        </text:list-item>
      </text:list>
      <text:p text:style-name="P3"/>
      <text:p text:style-name="P3">Algorithm 2, hac, bow-ngram, Rating: _______ </text:p>
      <text:list xml:id="list145801614631286" text:continue-numbering="true" text:style-name="L8">
        <text:list-item>
          <text:p text:style-name="P9">create a hashing function to store data </text:p>
        </text:list-item>
      </text:list>
      <text:p text:style-name="P3"/>
      <text:p text:style-name="P3">Algorithm 3, hac, ks, Rating: _______ </text:p>
      <text:list xml:id="list145800809112451" text:continue-numbering="true" text:style-name="L8">
        <text:list-item>
          <text:p text:style-name="P9">create a hashing function to store data </text:p>
        </text:list-item>
        <text:list-item>
          <text:p text:style-name="P9">write a constructor </text:p>
        </text:list-item>
        <text:list-item>
          <text:p text:style-name="P9">create another array for keys </text:p>
        </text:list-item>
        <text:list-item>
          <text:p text:style-name="P9">add hashvalue method </text:p>
        </text:list-item>
      </text:list>
      <text:p text:style-name="P3"/>
      <text:p text:style-name="P3">Algorithm 4, hac, wn, Rating: _______ </text:p>
      <text:list xml:id="list145801889184050" text:continue-numbering="true" text:style-name="L8">
        <text:list-item>
          <text:p text:style-name="P9">create a hashing function to store data </text:p>
        </text:list-item>
      </text:list>
      <text:p text:style-name="P3"/>
      <text:p text:style-name="P3">Algorithm 5, hac, cn, Rating: _______ </text:p>
      <text:list xml:id="list145802253198406" text:continue-numbering="true" text:style-name="L8">
        <text:list-item>
          <text:p text:style-name="P9">create a hashing function to store data </text:p>
        </text:list-item>
      </text:list>
      <text:p text:style-name="P3"/>
      <text:p text:style-name="P3">Algorithm 6, dbscan, bow, Rating: _______ </text:p>
      <text:list xml:id="list145801430403240" text:continue-numbering="true" text:style-name="L8">
        <text:list-item>
          <text:p text:style-name="P9">create another array for keys </text:p>
        </text:list-item>
        <text:list-item>
          <text:p text:style-name="P9">write a constructor </text:p>
        </text:list-item>
        <text:list-item>
          <text:p text:style-name="P9">create a hashtag function to store data </text:p>
        </text:list-item>
        <text:list-item>
          <text:p text:style-name="P9">add hashvalue method </text:p>
        </text:list-item>
        <text:list-item>
          <text:p text:style-name="P9">create a hashing function to store data </text:p>
        </text:list-item>
        <text:list-item>
          <text:p text:style-name="P9">make a constructor </text:p>
        </text:list-item>
      </text:list>
      <text:p text:style-name="P3"/>
      <text:p text:style-name="P3">Algorithm 7, dbscan, bow-ngram, Rating: _______ </text:p>
      <text:list xml:id="list145800924947757" text:continue-numbering="true" text:style-name="L8">
        <text:list-item>
          <text:p text:style-name="P9">create a hashtag function to store data </text:p>
        </text:list-item>
        <text:list-item>
          <text:p text:style-name="P9">create a hashing function to store data </text:p>
        </text:list-item>
        <text:list-item>
          <text:p text:style-name="P9">write a constructor </text:p>
        </text:list-item>
        <text:list-item>
          <text:p text:style-name="P9">add hashvalue method </text:p>
        </text:list-item>
        <text:list-item>
          <text:p text:style-name="P9">create another array for keys </text:p>
        </text:list-item>
        <text:list-item>
          <text:p text:style-name="P9">make a constructor </text:p>
        </text:list-item>
      </text:list>
      <text:p text:style-name="P3"/>
      <text:p text:style-name="P3">Algorithm 8, dbscan, ks, Rating: _______ </text:p>
      <text:list xml:id="list145800838935124" text:continue-numbering="true" text:style-name="L8">
        <text:list-item>
          <text:p text:style-name="P9">add hashvalue method </text:p>
        </text:list-item>
        <text:list-item>
          <text:p text:style-name="P9">create another array for keys </text:p>
        </text:list-item>
        <text:list-item>
          <text:p text:style-name="P9">write a constructor </text:p>
        </text:list-item>
        <text:list-item>
          <text:p text:style-name="P9">create a hashing function to store data </text:p>
        </text:list-item>
        <text:list-item>
          <text:p text:style-name="P9">create a hashtag function to store data </text:p>
        </text:list-item>
        <text:list-item>
          <text:p text:style-name="P9">make a constructor </text:p>
        </text:list-item>
      </text:list>
      <text:p text:style-name="P3"/>
      <text:p text:style-name="P3">Algorithm 9, dbscan, wn, Rating: _______ </text:p>
      <text:list xml:id="list145801213929921" text:continue-numbering="true" text:style-name="L8">
        <text:list-item>
          <text:p text:style-name="P9">create a hashing function to store data </text:p>
        </text:list-item>
      </text:list>
      <text:p text:style-name="P3"/>
      <text:p text:style-name="P3">Algorithm 10, dbscan, cn, Rating: _______ </text:p>
      <text:list xml:id="list145802722088274" text:continue-numbering="true" text:style-name="L8">
        <text:list-item>
          <text:p text:style-name="P9">create a hashing function to store data </text:p>
        </text:list-item>
      </text:list>
      <text:p text:style-name="P3"/>
      <text:p text:style-name="P3">Algorithm 11, affprop, bow, Rating: _______ </text:p>
      <text:list xml:id="list145802768799956" text:continue-numbering="true" text:style-name="L8">
        <text:list-item>
          <text:p text:style-name="P9">create a hashing function to store data </text:p>
        </text:list-item>
        <text:list-item>
          <text:p text:style-name="P9"/>
        </text:list-item>
      </text:list>
      <text:p text:style-name="P3">Algorithm 12, affprop, bow-ngram, Rating: _______ </text:p>
      <text:list xml:id="list145802795713964" text:continue-numbering="true" text:style-name="L8">
        <text:list-item>
          <text:p text:style-name="P9">create a hashing function to store data </text:p>
        </text:list-item>
      </text:list>
      <text:p text:style-name="P3"/>
      <text:p text:style-name="P3">Algorithm 13, affprop, ks, Rating: _______ </text:p>
      <text:list xml:id="list145802068821930" text:continue-numbering="true" text:style-name="L8">
        <text:list-item>
          <text:p text:style-name="P9">create a hashing function to store data </text:p>
        </text:list-item>
      </text:list>
      <text:p text:style-name="P3"><text:s/></text:p>
      <text:p text:style-name="P3"/>
      <text:p text:style-name="P3">Algorithm 14, affprop, wn, Rating: _______ </text:p>
      <text:list xml:id="list145800835228448" text:continue-numbering="true" text:style-name="L8">
        <text:list-item>
          <text:p text:style-name="P9">create a hashing function to store data </text:p>
        </text:list-item>
        <text:list-item>
          <text:p text:style-name="P9">write a constructor </text:p>
        </text:list-item>
      </text:list>
      <text:p text:style-name="P3"/>
      <text:p text:style-name="P3"/>
      <text:p text:style-name="P3">Algorithm 15, affprop, cn, Rating: _______ </text:p>
      <text:list xml:id="list6204645712189160626" text:style-name="L9">
        <text:list-item>
          <text:p text:style-name="P10">add hashvalue method </text:p>
        </text:list-item>
        <text:list-item>
          <text:p text:style-name="P10">create a hashing function to store data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6:23:58.443351521</meta:creation-date>
    <dc:date>2014-11-10T14:58:00.659019140</dc:date>
    <meta:editing-duration>P0D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4" meta:paragraph-count="186" meta:word-count="1572" meta:character-count="8788" meta:non-whitespace-character-count="7357"/>
  </office:meta>
</office:document-meta>
</file>